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5cm" style:rel-width="50%" table:align="left"/>
    </style:style>
    <style:style style:name="表1.A" style:family="table-column">
      <style:table-column-properties style:column-width="1.201cm" style:rel-column-width="4630*"/>
    </style:style>
    <style:style style:name="表1.G" style:family="table-column">
      <style:table-column-properties style:column-width="1.293cm" style:rel-column-width="4987*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G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8.5cm" style:rel-width="50%" table:align="left"/>
    </style:style>
    <style:style style:name="表2.A" style:family="table-column">
      <style:table-column-properties style:column-width="1.201cm" style:rel-column-width="4630*"/>
    </style:style>
    <style:style style:name="表2.G" style:family="table-column">
      <style:table-column-properties style:column-width="1.293cm" style:rel-column-width="4987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G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5cm" style:rel-width="50%" table:align="left"/>
    </style:style>
    <style:style style:name="表3.A" style:family="table-column">
      <style:table-column-properties style:column-width="1.201cm" style:rel-column-width="4630*"/>
    </style:style>
    <style:style style:name="表3.G" style:family="table-column">
      <style:table-column-properties style:column-width="1.293cm" style:rel-column-width="4987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G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5cm" style:rel-width="50%" table:align="left"/>
    </style:style>
    <style:style style:name="表4.A" style:family="table-column">
      <style:table-column-properties style:column-width="1.201cm" style:rel-column-width="4630*"/>
    </style:style>
    <style:style style:name="表4.G" style:family="table-column">
      <style:table-column-properties style:column-width="1.293cm" style:rel-column-width="4987*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G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8.5cm" style:rel-width="50%" table:align="left"/>
    </style:style>
    <style:style style:name="表5.A" style:family="table-column">
      <style:table-column-properties style:column-width="1.201cm" style:rel-column-width="4630*"/>
    </style:style>
    <style:style style:name="表5.G" style:family="table-column">
      <style:table-column-properties style:column-width="1.293cm" style:rel-column-width="4987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G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tyle-asian="normal" style:font-weight-asian="normal" style:font-size-complex="14pt"/>
    </style:style>
    <style:style style:name="P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language-asian="ja" style:country-asian="JP" style:font-style-asian="normal" style:font-weight-asian="normal" style:font-size-complex="14pt"/>
    </style:style>
    <style:style style:name="P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44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9" style:family="paragraph" style:parent-style-name="Text_20_body">
      <style:paragraph-properties fo:margin-top="0cm" fo:margin-bottom="0cm" fo:line-height="120%" style:writing-mode="lr-tb">
        <style:tab-stops>
          <style:tab-stop style:position="16.875cm"/>
        </style:tab-stops>
      </style:paragraph-properties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10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P11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15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17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18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21" style:family="paragraph" style:parent-style-name="Text_20_body" style:list-style-name="L1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44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2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tyle-asian="normal" style:font-weight-asian="normal" style:font-size-complex="14pt"/>
    </style:style>
    <style:style style:name="P2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language-asian="ja" style:country-asian="JP" style:font-style-asian="normal" style:font-weight-asian="normal" style:font-size-complex="14pt"/>
    </style:style>
    <style:style style:name="P2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27" style:family="paragraph" style:parent-style-name="Text_20_body">
      <style:paragraph-properties fo:margin-top="0cm" fo:margin-bottom="0cm" fo:line-height="120%" style:writing-mode="lr-tb">
        <style:tab-stops>
          <style:tab-stop style:position="16.875cm"/>
        </style:tab-stops>
      </style:paragraph-properties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28" style:family="paragraph" style:parent-style-name="Text_20_body">
      <style:paragraph-properties fo:margin-top="0.423cm" fo:margin-bottom="0.423cm" fo:line-height="179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font-style="normal" fo:font-weight="normal"/>
    </style:style>
    <style:style style:name="T3" style:family="text">
      <style:text-properties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--------------------------------------------------------------------- [20200125_134948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1" table:style-name="表1">
        <table:table-column table:style-name="表1.A" table:number-columns-repeated="6"/>
        <table:table-column table:style-name="表1.G"/>
        <table:table-row>
          <table:table-cell table:style-name="表1.A1" office:value-type="string">
            <text:p text:style-name="Table_20_Contents">（月）</text:p>
          </table:table-cell>
          <table:table-cell table:style-name="表1.A1" office:value-type="string">
            <text:p text:style-name="Table_20_Contents">（<text:span text:style-name="T1">火）</text:span></text:p>
          </table:table-cell>
          <table:table-cell table:style-name="表1.A1" office:value-type="string">
            <text:p text:style-name="Table_20_Contents">（水）</text:p>
          </table:table-cell>
          <table:table-cell table:style-name="表1.A1" office:value-type="string">
            <text:p text:style-name="Table_20_Contents">（木）</text:p>
          </table:table-cell>
          <table:table-cell table:style-name="表1.A1" office:value-type="string">
            <text:p text:style-name="Table_20_Contents">1/31（金）</text:p>
          </table:table-cell>
          <table:table-cell table:style-name="表1.A1" office:value-type="string">
            <text:p text:style-name="Table_20_Contents">2/1（土）</text:p>
          </table:table-cell>
          <table:table-cell table:style-name="表1.G1" office:value-type="string">
            <text:p text:style-name="Table_20_Contents">（日）</text:p>
          </table:table-cell>
        </table:table-row>
        <table:table-row>
          <table:table-cell table:style-name="表1.A2" office:value-type="string">
            <text:p text:style-name="P13">-</text:p>
          </table:table-cell>
          <table:table-cell table:style-name="表1.A2" office:value-type="string">
            <text:p text:style-name="P14">-</text:p>
          </table:table-cell>
          <table:table-cell table:style-name="表1.A2" office:value-type="string">
            <text:p text:style-name="P15">-</text:p>
          </table:table-cell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6">○</text:p>
          </table:table-cell>
          <table:table-cell table:style-name="表1.A2" office:value-type="string">
            <text:p text:style-name="P16">○</text:p>
          </table:table-cell>
          <table:table-cell table:style-name="表1.G2" office:value-type="string">
            <text:p text:style-name="P13">-</text:p>
          </table:table-cell>
        </table:table-row>
      </table:table>
      <text:p text:style-name="Text_20_body"/>
      <text:p text:style-name="P12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1.27(<text:span text:style-name="T3">月</text:span>) ~ 2020.2.2(<text:span text:style-name="T3">日</text:span>)</text:p>
      <text:p text:style-name="P5"/>
      <text:p text:style-name="P8"/>
      <text:p text:style-name="P10">---------------------------------------------------------------------- [20200203_144948]</text:p>
      <text:p text:style-name="P2">お疲れ様です。</text:p>
      <text:p text:style-name="P3">遅くなりすみません。</text:p>
      <text:p text:style-name="P3">今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2" table:style-name="表2">
        <table:table-column table:style-name="表2.A" table:number-columns-repeated="6"/>
        <table:table-column table:style-name="表2.G"/>
        <table:table-row>
          <table:table-cell table:style-name="表2.A1" office:value-type="string">
            <text:p text:style-name="Table_20_Contents">（月）</text:p>
          </table:table-cell>
          <table:table-cell table:style-name="表2.A1" office:value-type="string">
            <text:p text:style-name="Table_20_Contents">（<text:span text:style-name="T1">火）</text:span></text:p>
          </table:table-cell>
          <table:table-cell table:style-name="表2.A1" office:value-type="string">
            <text:p text:style-name="Table_20_Contents">（水）</text:p>
          </table:table-cell>
          <table:table-cell table:style-name="表2.A1" office:value-type="string">
            <text:p text:style-name="Table_20_Contents">（木）</text:p>
          </table:table-cell>
          <table:table-cell table:style-name="表2.A1" office:value-type="string">
            <text:p text:style-name="Table_20_Contents">2/7（金）</text:p>
          </table:table-cell>
          <table:table-cell table:style-name="表2.A1" office:value-type="string">
            <text:p text:style-name="Table_20_Contents">2/8（土）</text:p>
          </table:table-cell>
          <table:table-cell table:style-name="表2.G1" office:value-type="string">
            <text:p text:style-name="Table_20_Contents">（日）</text:p>
          </table:table-cell>
        </table:table-row>
        <table:table-row>
          <table:table-cell table:style-name="表2.A2" office:value-type="string">
            <text:p text:style-name="P13">-</text:p>
          </table:table-cell>
          <table:table-cell table:style-name="表2.A2" office:value-type="string">
            <text:p text:style-name="P14">-</text:p>
          </table:table-cell>
          <table:table-cell table:style-name="表2.A2" office:value-type="string">
            <text:p text:style-name="P15">-</text:p>
          </table:table-cell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>○</text:p>
          </table:table-cell>
          <table:table-cell table:style-name="表2.A2" office:value-type="string">
            <text:p text:style-name="P16">○</text:p>
          </table:table-cell>
          <table:table-cell table:style-name="表2.G2" office:value-type="string">
            <text:p text:style-name="P13">-</text:p>
          </table:table-cell>
        </table:table-row>
      </table:table>
      <text:p text:style-name="Text_20_body"><text:soft-page-break/></text:p>
      <text:p text:style-name="P12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2.3(<text:span text:style-name="T3">月</text:span>) ~ 2020.2.9(<text:span text:style-name="T3">日</text:span>)</text:p>
      <text:p text:style-name="P6"/>
      <text:p text:style-name="P9"/>
      <text:p text:style-name="P10">---------------------------------------------------------------------- [20200209_161826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3" table:style-name="表3">
        <table:table-column table:style-name="表3.A" table:number-columns-repeated="6"/>
        <table:table-column table:style-name="表3.G"/>
        <table:table-row>
          <table:table-cell table:style-name="表3.A1" office:value-type="string">
            <text:p text:style-name="Table_20_Contents">（月）</text:p>
          </table:table-cell>
          <table:table-cell table:style-name="表3.A1" office:value-type="string">
            <text:p text:style-name="Table_20_Contents">（<text:span text:style-name="T1">火）</text:span></text:p>
          </table:table-cell>
          <table:table-cell table:style-name="表3.A1" office:value-type="string">
            <text:p text:style-name="Table_20_Contents">（水）</text:p>
          </table:table-cell>
          <table:table-cell table:style-name="表3.A1" office:value-type="string">
            <text:p text:style-name="Table_20_Contents">（木）</text:p>
          </table:table-cell>
          <table:table-cell table:style-name="表3.A1" office:value-type="string">
            <text:p text:style-name="Table_20_Contents">2/14（金）</text:p>
          </table:table-cell>
          <table:table-cell table:style-name="表3.A1" office:value-type="string">
            <text:p text:style-name="Table_20_Contents">2/15（土）</text:p>
          </table:table-cell>
          <table:table-cell table:style-name="表3.G1" office:value-type="string">
            <text:p text:style-name="Table_20_Contents">（日）</text:p>
          </table:table-cell>
        </table:table-row>
        <table:table-row>
          <table:table-cell table:style-name="表3.A2" office:value-type="string">
            <text:p text:style-name="P13">-</text:p>
          </table:table-cell>
          <table:table-cell table:style-name="表3.A2" office:value-type="string">
            <text:p text:style-name="P14">-</text:p>
          </table:table-cell>
          <table:table-cell table:style-name="表3.A2" office:value-type="string">
            <text:p text:style-name="P15">-</text:p>
          </table:table-cell>
          <table:table-cell table:style-name="表3.A2" office:value-type="string">
            <text:p text:style-name="P16"/>
          </table:table-cell>
          <table:table-cell table:style-name="表3.A2" office:value-type="string">
            <text:p text:style-name="P16">○</text:p>
          </table:table-cell>
          <table:table-cell table:style-name="表3.A2" office:value-type="string">
            <text:p text:style-name="P16">○</text:p>
          </table:table-cell>
          <table:table-cell table:style-name="表3.G2" office:value-type="string">
            <text:p text:style-name="P13">-</text:p>
          </table:table-cell>
        </table:table-row>
      </table:table>
      <text:p text:style-name="Text_20_body"/>
      <text:p text:style-name="P12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2.10(<text:span text:style-name="T3">月</text:span>) ~ 2020.2.16(<text:span text:style-name="T3">日</text:span>)</text:p>
      <text:p text:style-name="P9"/>
      <text:p text:style-name="P10">---------------------------------------------------------------------- [20200217_135417]</text:p>
      <text:p text:style-name="P2">お疲れ様です。</text:p>
      <text:p text:style-name="P3">今週の作業希望日の連絡です。</text:p>
      <text:p text:style-name="P3">よろしくお願いします。</text:p>
      <text:p text:style-name="P2">岩淵</text:p>
      <text:p text:style-name="P4"><text:soft-page-break/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4" table:style-name="表4">
        <table:table-column table:style-name="表4.A" table:number-columns-repeated="6"/>
        <table:table-column table:style-name="表4.G"/>
        <table:table-row>
          <table:table-cell table:style-name="表4.A1" office:value-type="string">
            <text:p text:style-name="Table_20_Contents">（月）</text:p>
          </table:table-cell>
          <table:table-cell table:style-name="表4.A1" office:value-type="string">
            <text:p text:style-name="Table_20_Contents">（<text:span text:style-name="T1">火）</text:span></text:p>
          </table:table-cell>
          <table:table-cell table:style-name="表4.A1" office:value-type="string">
            <text:p text:style-name="Table_20_Contents">（水）</text:p>
          </table:table-cell>
          <table:table-cell table:style-name="表4.A1" office:value-type="string">
            <text:p text:style-name="Table_20_Contents">（木）</text:p>
          </table:table-cell>
          <table:table-cell table:style-name="表4.A1" office:value-type="string">
            <text:p text:style-name="Table_20_Contents">2/21（金）</text:p>
          </table:table-cell>
          <table:table-cell table:style-name="表4.A1" office:value-type="string">
            <text:p text:style-name="Table_20_Contents">2/22（土）</text:p>
          </table:table-cell>
          <table:table-cell table:style-name="表4.G1" office:value-type="string">
            <text:p text:style-name="Table_20_Contents">（日）</text:p>
          </table:table-cell>
        </table:table-row>
        <table:table-row>
          <table:table-cell table:style-name="表4.A2" office:value-type="string">
            <text:p text:style-name="P13">-</text:p>
          </table:table-cell>
          <table:table-cell table:style-name="表4.A2" office:value-type="string">
            <text:p text:style-name="P14">-</text:p>
          </table:table-cell>
          <table:table-cell table:style-name="表4.A2" office:value-type="string">
            <text:p text:style-name="P15">-</text:p>
          </table:table-cell>
          <table:table-cell table:style-name="表4.A2" office:value-type="string">
            <text:p text:style-name="P16"/>
          </table:table-cell>
          <table:table-cell table:style-name="表4.A2" office:value-type="string">
            <text:p text:style-name="P16">○</text:p>
          </table:table-cell>
          <table:table-cell table:style-name="表4.A2" office:value-type="string">
            <text:p text:style-name="P16">○</text:p>
          </table:table-cell>
          <table:table-cell table:style-name="表4.G2" office:value-type="string">
            <text:p text:style-name="P13">-</text:p>
          </table:table-cell>
        </table:table-row>
      </table:table>
      <text:p text:style-name="Text_20_body"/>
      <text:p text:style-name="P12">--------------------------------------------------------------------------</text:p>
      <text:p text:style-name="P28"><text:span text:style-name="T3">【作業員　岩淵謙 </text:span>/ <text:span text:style-name="T3">作業日希望連絡】 作業希望週　2020</text:span>.2.17(<text:span text:style-name="T3">月</text:span>) ~ 2020.2.23(<text:span text:style-name="T3">日</text:span>)</text:p>
      <text:p text:style-name="P9">@@@</text:p>
      <text:p text:style-name="P10">---------------------------------------------------------------------- [XXX]</text:p>
      <text:p text:style-name="P2">お疲れ様です。</text:p>
      <text:p text:style-name="P3">今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5" table:style-name="表5">
        <table:table-column table:style-name="表5.A" table:number-columns-repeated="6"/>
        <table:table-column table:style-name="表5.G"/>
        <table:table-row>
          <table:table-cell table:style-name="表5.A1" office:value-type="string">
            <text:p text:style-name="Table_20_Contents">（月）</text:p>
          </table:table-cell>
          <table:table-cell table:style-name="表5.A1" office:value-type="string">
            <text:p text:style-name="Table_20_Contents">（<text:span text:style-name="T1">火）</text:span></text:p>
          </table:table-cell>
          <table:table-cell table:style-name="表5.A1" office:value-type="string">
            <text:p text:style-name="Table_20_Contents">（水）</text:p>
          </table:table-cell>
          <table:table-cell table:style-name="表5.A1" office:value-type="string">
            <text:p text:style-name="Table_20_Contents">（木）</text:p>
          </table:table-cell>
          <table:table-cell table:style-name="表5.A1" office:value-type="string">
            <text:p text:style-name="Table_20_Contents">2/XX（金）</text:p>
          </table:table-cell>
          <table:table-cell table:style-name="表5.A1" office:value-type="string">
            <text:p text:style-name="Table_20_Contents">2/XX（土）</text:p>
          </table:table-cell>
          <table:table-cell table:style-name="表5.G1" office:value-type="string">
            <text:p text:style-name="Table_20_Contents">（日）</text:p>
          </table:table-cell>
        </table:table-row>
        <table:table-row>
          <table:table-cell table:style-name="表5.A2" office:value-type="string">
            <text:p text:style-name="P13">-</text:p>
          </table:table-cell>
          <table:table-cell table:style-name="表5.A2" office:value-type="string">
            <text:p text:style-name="P14">-</text:p>
          </table:table-cell>
          <table:table-cell table:style-name="表5.A2" office:value-type="string">
            <text:p text:style-name="P15">-</text:p>
          </table:table-cell>
          <table:table-cell table:style-name="表5.A2" office:value-type="string">
            <text:p text:style-name="P16"/>
          </table:table-cell>
          <table:table-cell table:style-name="表5.A2" office:value-type="string">
            <text:p text:style-name="P16">○</text:p>
          </table:table-cell>
          <table:table-cell table:style-name="表5.A2" office:value-type="string">
            <text:p text:style-name="P16">○</text:p>
          </table:table-cell>
          <table:table-cell table:style-name="表5.G2" office:value-type="string">
            <text:p text:style-name="P13">-</text:p>
          </table:table-cell>
        </table:table-row>
      </table:table>
      <text:p text:style-name="Text_20_body"/>
      <text:p text:style-name="P12">--------------------------------------------------------------------------</text:p>
      <text:p text:style-name="P28"><text:span text:style-name="T3">【作業員　岩淵謙 </text:span>/ <text:span text:style-name="T3">作業日希望連絡】 作業希望週　2020</text:span>.2.17(<text:span text:style-name="T3">月</text:span>) ~ 2020.2.23(<text:span text:style-name="T3">日</text:span>)</text:p>
      <text:p text:style-name="P6"/>
      <text:p text:style-name="P6">-------------------------------------------------------- [STEPS] 20190821_142911</text:p>
      <text:list xml:id="list4463001640600755566" text:style-name="L1">
        <text:list-item>
          <text:p text:style-name="P21">email</text:p>
          <text:list>
            <text:list-item>
              <text:p text:style-name="P21">C – N (new mail)</text:p>
            </text:list-item>
          </text:list>
        </text:list-item>
        <text:list-item>
          <text:p text:style-name="P21"><text:soft-page-break/>doc</text:p>
          <text:list>
            <text:list-item>
              <text:p text:style-name="P21">prev lines → DUP</text:p>
            </text:list-item>
            <text:list-item>
              <text:p text:style-name="P21">time label</text:p>
            </text:list-item>
            <text:list-item>
              <text:p text:style-name="P21">console : “t”</text:p>
              <text:list>
                <text:list-item>
                  <text:p text:style-name="P21">date table → update</text:p>
                </text:list-item>
              </text:list>
            </text:list-item>
            <text:list-item>
              <text:p text:style-name="P21">mail title line</text:p>
            </text:list-item>
            <text:list-item>
              <text:p text:style-name="P21">message sentences : “作業希望週”</text:p>
            </text:list-item>
          </text:list>
        </text:list-item>
        <text:list-item>
          <text:p text:style-name="P21">email</text:p>
          <text:list>
            <text:list-item>
              <text:p text:style-name="P21">C/P</text:p>
              <text:list>
                <text:list-item>
                  <text:p text:style-name="P21">title line : “subject”</text:p>
                </text:list-item>
                <text:list-item>
                  <text:p text:style-name="P21">main lines</text:p>
                </text:list-item>
              </text:list>
            </text:list-item>
            <text:list-item>
              <text:p text:style-name="P21">F6 (move to “To” box)</text:p>
            </text:list-item>
            <text:list-item>
              <text:p text:style-name="P21">“yoko” &gt; Ret (auto suggestion → choose)</text:p>
            </text:list-item>
            <text:list-item>
              <text:p text:style-name="P21">validate</text:p>
              <text:list>
                <text:list-item>
                  <text:p text:style-name="P21">希望日（日付は、変更したか？）</text:p>
                </text:list-item>
                <text:list-item>
                  <text:p text:style-name="P21">message</text:p>
                  <text:list>
                    <text:list-item>
                      <text:p text:style-name="P21">“来週の” (OR “今週の”)</text:p>
                    </text:list-item>
                  </text:list>
                </text:list-item>
                <text:list-item>
                  <text:p text:style-name="P21">件名　=&gt;　希望週の期間、来週分か？</text:p>
                </text:list-item>
              </text:list>
            </text:list-item>
            <text:list-item>
              <text:p text:style-name="P21">C – Ret (send)</text:p>
            </text:list-item>
          </text:list>
        </text:list-item>
        <text:list-item>
          <text:p text:style-name="P21">mailer</text:p>
          <text:list>
            <text:list-item>
              <text:p text:style-name="P21">“送信済み” → select</text:p>
            </text:list-item>
            <text:list-item>
              <text:p text:style-name="P21">validate</text:p>
              <text:list>
                <text:list-item>
                  <text:p text:style-name="P21">期間</text:p>
                </text:list-item>
                <text:list-item>
                  <text:p text:style-name="P21">希望日</text:p>
                </text:list-item>
                <text:list-item>
                  <text:p text:style-name="P21">送信先</text:p>
                </text:list-item>
              </text:list>
            </text:list-item>
          </text:list>
        </text:list-item>
        <text:list-item>
          <text:p text:style-name="P21">doc</text:p>
          <text:list>
            <text:list-item>
              <text:p text:style-name="P21">move → “@@@”</text:p>
            </text:list-item>
          </text:list>
        </text:list-item>
        <text:list-item>
          <text:p text:style-name="P21">close</text:p>
          <text:list>
            <text:list-item>
              <text:p text:style-name="P21">folders</text:p>
            </text:list-item>
            <text:list-item>
              <text:p text:style-name="P21">this</text:p>
            </text:list-item>
          </text:list>
        </text:list-item>
        <text:list-item>
          <text:p text:style-name="P21">complete</text:p>
        </text:list-item>
      </text:list>
      <text:p text:style-name="P5"><text:soft-page-break/></text:p>
      <text:p text:style-name="P7">/-------------------------------------------------------- [/STEPS] 20190821_142911</text:p>
      <text:p text:style-name="P5"><text:line-break/>=================== EOF 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1-25T13:46:57.98</meta:creation-date>
    <dc:date>2020-02-17T14:01:19.72</dc:date>
    <dc:creator>iwabuchi ken</dc:creator>
    <meta:editing-duration>PT23M13S</meta:editing-duration>
    <meta:editing-cycles>6</meta:editing-cycles>
    <meta:generator>OpenOffice/4.1.3$Win32 OpenOffice.org_project/413m1$Build-9783</meta:generator>
    <meta:document-statistic meta:table-count="5" meta:image-count="0" meta:object-count="0" meta:page-count="5" meta:paragraph-count="148" meta:word-count="761" meta:character-count="2285"/>
  </office:meta>
</office:document-meta>
</file>